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paragraph-properties fo:text-align="end" style:justify-single-word="false"/>
      <style:text-properties officeooo:rsid="004efe5e" officeooo:paragraph-rsid="004efe5e"/>
    </style:style>
    <style:style style:name="P2" style:family="paragraph" style:parent-style-name="Standard">
      <style:text-properties officeooo:rsid="000d562d" officeooo:paragraph-rsid="004c1420"/>
    </style:style>
    <style:style style:name="P3" style:family="paragraph" style:parent-style-name="Standard">
      <style:text-properties officeooo:rsid="0007a405" officeooo:paragraph-rsid="004d6fb1"/>
    </style:style>
    <style:style style:name="P4" style:family="paragraph" style:parent-style-name="Text_20_body">
      <style:text-properties officeooo:rsid="000d562d" officeooo:paragraph-rsid="004c1420"/>
    </style:style>
    <style:style style:name="T1" style:family="text">
      <style:text-properties officeooo:rsid="0007ac95"/>
    </style:style>
    <style:style style:name="T2" style:family="text">
      <style:text-properties officeooo:rsid="00088ef2"/>
    </style:style>
    <style:style style:name="T3" style:family="text">
      <style:text-properties officeooo:rsid="0009193f"/>
    </style:style>
    <style:style style:name="T4" style:family="text">
      <style:text-properties officeooo:rsid="0009ee65"/>
    </style:style>
    <style:style style:name="T5" style:family="text">
      <style:text-properties officeooo:rsid="000bfe0c"/>
    </style:style>
    <style:style style:name="T6" style:family="text">
      <style:text-properties officeooo:rsid="000d6e65"/>
    </style:style>
    <style:style style:name="T7" style:family="text">
      <style:text-properties officeooo:rsid="000e1e21"/>
    </style:style>
    <style:style style:name="T8" style:family="text">
      <style:text-properties officeooo:rsid="0014686f"/>
    </style:style>
    <style:style style:name="T9" style:family="text">
      <style:text-properties officeooo:rsid="00162a6f"/>
    </style:style>
    <style:style style:name="T10" style:family="text">
      <style:text-properties officeooo:rsid="0017b854"/>
    </style:style>
    <style:style style:name="T11" style:family="text">
      <style:text-properties officeooo:rsid="0019a3c7"/>
    </style:style>
    <style:style style:name="T12" style:family="text">
      <style:text-properties officeooo:rsid="001ab48f"/>
    </style:style>
    <style:style style:name="T13" style:family="text">
      <style:text-properties officeooo:rsid="001b2f61"/>
    </style:style>
    <style:style style:name="T14" style:family="text">
      <style:text-properties officeooo:rsid="001d335d"/>
    </style:style>
    <style:style style:name="T15" style:family="text">
      <style:text-properties officeooo:rsid="001d4911"/>
    </style:style>
    <style:style style:name="T16" style:family="text">
      <style:text-properties officeooo:rsid="001f28be"/>
    </style:style>
    <style:style style:name="T17" style:family="text">
      <style:text-properties officeooo:rsid="0020fa52"/>
    </style:style>
    <style:style style:name="T18" style:family="text">
      <style:text-properties officeooo:rsid="00240906"/>
    </style:style>
    <style:style style:name="T19" style:family="text">
      <style:text-properties officeooo:rsid="0025ae32"/>
    </style:style>
    <style:style style:name="T20" style:family="text">
      <style:text-properties officeooo:rsid="00277267"/>
    </style:style>
    <style:style style:name="T21" style:family="text">
      <style:text-properties officeooo:rsid="0027b031"/>
    </style:style>
    <style:style style:name="T22" style:family="text">
      <style:text-properties officeooo:rsid="00296644"/>
    </style:style>
    <style:style style:name="T23" style:family="text">
      <style:text-properties officeooo:rsid="0029a47f"/>
    </style:style>
    <style:style style:name="T24" style:family="text">
      <style:text-properties officeooo:rsid="002b3401"/>
    </style:style>
    <style:style style:name="T25" style:family="text">
      <style:text-properties officeooo:rsid="002f8d7a"/>
    </style:style>
    <style:style style:name="T26" style:family="text">
      <style:text-properties officeooo:rsid="002fc42e"/>
    </style:style>
    <style:style style:name="T27" style:family="text">
      <style:text-properties officeooo:rsid="003026e5"/>
    </style:style>
    <style:style style:name="T28" style:family="text">
      <style:text-properties officeooo:rsid="0031563c"/>
    </style:style>
    <style:style style:name="T29" style:family="text">
      <style:text-properties officeooo:rsid="00321424"/>
    </style:style>
    <style:style style:name="T30" style:family="text">
      <style:text-properties officeooo:rsid="00339200"/>
    </style:style>
    <style:style style:name="T31" style:family="text">
      <style:text-properties officeooo:rsid="00354d1d"/>
    </style:style>
    <style:style style:name="T32" style:family="text">
      <style:text-properties officeooo:rsid="0035ccb5"/>
    </style:style>
    <style:style style:name="T33" style:family="text">
      <style:text-properties officeooo:rsid="003afa45"/>
    </style:style>
    <style:style style:name="T34" style:family="text">
      <style:text-properties officeooo:rsid="003b612c"/>
    </style:style>
    <style:style style:name="T35" style:family="text">
      <style:text-properties officeooo:rsid="003f8cc3"/>
    </style:style>
    <style:style style:name="T36" style:family="text">
      <style:text-properties officeooo:rsid="00426137"/>
    </style:style>
    <style:style style:name="T37" style:family="text">
      <style:text-properties officeooo:rsid="004779e1"/>
    </style:style>
    <style:style style:name="T38" style:family="text">
      <style:text-properties officeooo:rsid="0047e5aa"/>
    </style:style>
    <style:style style:name="T39" style:family="text">
      <style:text-properties officeooo:rsid="00485f66"/>
    </style:style>
    <style:style style:name="T40" style:family="text">
      <style:text-properties officeooo:rsid="00496964"/>
    </style:style>
    <style:style style:name="T41" style:family="text">
      <style:text-properties officeooo:rsid="004c1420"/>
    </style:style>
    <style:style style:name="T42" style:family="text">
      <style:text-properties officeooo:rsid="004f00d3"/>
    </style:style>
    <style:style style:name="T4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p>
      <text:p text:style-name="P3"><text:tab/>The Water Knife <text:span text:style-name="T31">by Paolo Pacigalupi</text:span> opens with Angel, an enforcer for the Southern Nevada Authority (SNWA) looking down at <text:span text:style-name="T1">a Cypress arcology or Eden in a world were the water has run dry and the west is a desert. </text:span><text:span text:style-name="T2">Using legal documents and loopholes </text:span><text:span text:style-name="T3">provided by Charles Braxton and on behalf of his boss Catherine Case</text:span><text:span text:style-name="T2">, Angel </text:span><text:span text:style-name="T3">protects or simply allows Las Vegas to horde water providing it to people who are oblivious to his protection but destroying the water facilities of other states like Arizona. This is a world much different to ours but similar to the 1900-1920s, a period of water wars </text:span><text:span text:style-name="T4">where</text:span><text:span text:style-name="T3"> </text:span><text:span text:style-name="T4">civil engineers like William Mulholland were seen as angels by their communities or devils by those who lived in the Owens Valley. </text:span><text:span text:style-name="T5">Enacting on behalf of a city, history repeats itself in the book set in not-too distant future where city agents and now water knives or enforcers are fight for water. However instead of buying water rights, building dams and aquifers, the setting of the book is that of a hell where the water has run dry and Apache helicopters blow up water processing plants.</text:span></text:p>
      <text:p text:style-name="P2"><text:tab/></text:p>
      <text:p text:style-name="P2"><text:span text:style-name="T6"><text:tab/>However the world is not too different from ours. </text:span><text:span text:style-name="T7">Due to the aqueducts and reservoirs which bring water from rivers across hundreds of miles, t</text:span><text:span text:style-name="T6">hose who live in the southwest </text:span><text:span text:style-name="T7">today have forgotten that the west is a desert.</text:span><text:span text:style-name="T6"> </text:span><text:span text:style-name="T7">Similarly, t</text:span><text:span text:style-name="T6">he oblivious residents of the Las Vegas arcology are isolated and differ from those who live in Phoenix which include the journalist Lucy. </text:span><text:span text:style-name="T7">In her dreams, she refers to water as “GodWater” a parallel to when the drought stricken residents of Los Angeles had first drank from the Los Angeles aqueduct and thought of Mulholland as a saint. </text:span><text:span text:style-name="T8">In the book, Merry Perrys (Texans) and Zoners (Arizona residents) have a religious belief that water will come. </text:span><text:span text:style-name="T9">Catherine Case who relies on hard statistics in contrast to Mulholland is not as beloved serving as a devil figure or water witch who destroys towns.</text:span></text:p>
      <text:p text:style-name="P2"><text:tab/></text:p>
      <text:p text:style-name="P2"><text:span text:style-name="T15"><text:tab/>Central to the story is </text:span><text:span text:style-name="T10">Catherine Case </text:span><text:span text:style-name="T15">who can</text:span><text:span text:style-name="T10"> be thought as both the Virgin and La Santa Muerta, bringing life to Las Vegas </text:span><text:span text:style-name="T11">by destroying the </text:span><text:span text:style-name="T12">Carver City’s water processing facility.</text:span><text:span text:style-name="T15"> </text:span><text:span text:style-name="T13">Following Cases’ orders, Angel </text:span><text:span text:style-name="T14">passes by Las Vegas and the </text:span><text:span text:style-name="T13">Colorado River </text:span><text:span text:style-name="T16">surrounded by life symbolized by the lights and water and death as shown the destruction targets that are highlighted in Angel’s </text:span><text:span text:style-name="T17">tactical visor feed. </text:span><text:span text:style-name="T18">Similar to the current events of the documentary, Chasing Rivers, the Colorado </text:span><text:span text:style-name="T19">Rive</text:span><text:span text:style-name="T22">r</text:span><text:span text:style-name="T18"> is diminished in the story. </text:span><text:span text:style-name="T19">What had once been a sacred confluence worshiped by the Indian Tribes with near unlimited resources </text:span><text:span text:style-name="T23">is </text:span><text:span text:style-name="T20">now </text:span><text:span text:style-name="T19">slow, but </text:span><text:span text:style-name="T20">it </text:span><text:span text:style-name="T19">still amazes Angel who states that Hindus worship </text:span><text:span text:style-name="T21">rivers. </text:span><text:span text:style-name="T24">Lake Mead is also referenced in the book, said to be at an all-time record low of 39% in the documentary but now empty with bath tub rings in the story. </text:span><text:span text:style-name="T25">The world </text:span><text:span text:style-name="T26">where</text:span><text:span text:style-name="T25"> Angel </text:span><text:span text:style-name="T26">lives in</text:span><text:span text:style-name="T25"> is one where water is life and people are willing to kill </text:span><text:span text:style-name="T26">because the well ran </text:span><text:span text:style-name="T27">dry as best summarized by Ben Franklin.</text:span></text:p>
      <text:p text:style-name="P2"><text:tab/></text:p>
      <text:p text:style-name="P2"><text:span text:style-name="T28"><text:tab/>Lucy’s story in the novel </text:span><text:span text:style-name="T29">focuses on how journalism deals with the collapse of society. </text:span><text:span text:style-name="T30">Whereas in Mulholland’s day people focused on life and the advancement of society </text:span><text:span text:style-name="T31">with an endless supply construction and water projects for Los Angeles, Phoenix appears to be going the opposite direction </text:span><text:span text:style-name="T32">and refereed to as “</text:span><text:span text:style-name="T31">down the tubes”. </text:span><text:span text:style-name="T33">Journalism </text:span><text:span text:style-name="T34">which had once been print is dominated in the novel by a merger of online news outlets with Kindle/Washington Post, Google/The New York Times, </text:span><text:span text:style-name="T35">and Hilton 6 an odd merger of Hilton and Motel 6</text:span><text:span text:style-name="T34">. </text:span><text:span text:style-name="T36">Behind these mergers might be themes of isolation and the dehumanization of people with only Lucy, a traditional journalist, developing attachments with the community around her.</text:span></text:p>
      <text:p text:style-name="P2"><text:tab/></text:p>
      <text:p text:style-name="P2"><text:span text:style-name="T37"><text:tab/>Another character is Jaime, Lucy’s former coworker whose eyes are viciously gouged and is killed for his plan to sell </text:span><text:span text:style-name="T38">senior water rights. The most apparent symbolic theme is he knew too </text:span><text:span text:style-name="T39">much. </text:span><text:soft-page-break/><text:span text:style-name="T39">The novel borrows concepts from the movie Chinatown where a mysterious cabal maims one of the characters for being too nosy. There may also be a religious theme where he might be a Christ-like figure where </text:span><text:span text:style-name="T40">his death</text:span><text:span text:style-name="T39"> represents a sacrifice </text:span><text:span text:style-name="T40">because he tried</text:span><text:span text:style-name="T39"> to expose the truth about the corrupt water system. This ties into the theme of water as a sacred and life-giving resource, and those who try to manipulate it for personal gain are punished. The fact that Jaime is killed for trying to sell senior water rights, which are essentially ownership of water, highlights the power dynamic at play in the novel. Those who control the water hold immense power over the lives of others, and will stop at nothing to maintain that control. </text:span><text:span text:style-name="T41">The novel is a glimpse both into our future and our history over the fight for wat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Works Cited:</text:p>
      <text:p text:style-name="P2"/>
      <text:p text:style-name="P2">Pacigalupi, Paolo. The Water Knife. Alfred A. Knopf, 2015.</text:p>
      <text:p text:style-name="P2"/>
      <text:p text:style-name="P2"/>
      <text:p text:style-name="P4">“Cadillac Desert.” <text:span text:style-name="T43">YouTube</text:span>, YouTube, 10 July 2017, https://www.youtube.com/watch?v=PR2BSGQt2DU. </text:p>
      <text:p text:style-name="P4"/>
      <text:p text:style-name="P4">“Chasing Rivers, Part 1: The Colorado | Nat Geo Live.” <text:span text:style-name="T43">YouTube</text:span>, YouTube, 10 Nov. 2014, https://www.youtube.com/watch?v=xt5uJrWW1gE. </text:p>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4efe5e" officeooo:paragraph-rsid="004efe5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 Nguyen</text:p>
        <text:p text:style-name="MP1">Essay #1 Invention Work_RoughDraf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3T14:44:19.255000000</meta:creation-date>
    <meta:generator>LibreOffice/7.4.4.2$Windows_X86_64 LibreOffice_project/85569322deea74ec9134968a29af2df5663baa21</meta:generator>
    <dc:date>2023-02-23T17:34:35.107000000</dc:date>
    <meta:editing-duration>PT2H39M15S</meta:editing-duration>
    <meta:editing-cycles>72</meta:editing-cycles>
    <meta:document-statistic meta:table-count="0" meta:image-count="0" meta:object-count="0" meta:page-count="3" meta:paragraph-count="16" meta:word-count="845" meta:character-count="5005" meta:non-whitespace-character-count="4159"/>
  </office:meta>
</office:document-meta>
</file>